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3.A20" style:family="table-cell">
      <style:table-cell-properties fo:background-color="transparent" fo:padding="0.97mm" fo:border="none">
        <style:background-image/>
      </style:table-cell-properties>
    </style:style>
    <style:style style:name="Table43.B20" style:family="table-cell">
      <style:table-cell-properties fo:background-color="transparent"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transparent" fo:padding="0.97mm" fo:border="none">
        <style:background-image/>
      </style:table-cell-properties>
    </style:style>
    <style:style style:name="Table43.B24" style:family="table-cell">
      <style:table-cell-properties fo:background-color="transparent"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transparent" fo:padding="0.97mm" fo:border="none">
        <style:background-image/>
      </style:table-cell-properties>
    </style:style>
    <style:style style:name="Table43.B26" style:family="table-cell">
      <style:table-cell-properties fo:background-color="transparent"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transparent" fo:padding="0.97mm" fo:border="none">
        <style:background-image/>
      </style:table-cell-properties>
    </style:style>
    <style:style style:name="Table43.B28" style:family="table-cell">
      <style:table-cell-properties fo:background-color="transparent"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transparent" fo:padding="0.97mm" fo:border="none">
        <style:background-image/>
      </style:table-cell-properties>
    </style:style>
    <style:style style:name="Table43.B30" style:family="table-cell">
      <style:table-cell-properties fo:background-color="transparent"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transparent" fo:padding="0.97mm" fo:border="none">
        <style:background-image/>
      </style:table-cell-properties>
    </style:style>
    <style:style style:name="Table43.B32" style:family="table-cell">
      <style:table-cell-properties fo:background-color="transparent"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fo:font-style="normal" fo:background-color="transparent" style:font-style-asian="normal" style:font-style-complex="normal"/>
    </style:style>
    <style:style style:name="P4" style:family="paragraph" style:parent-style-name="Standard">
      <style:text-properties fo:background-color="transparent"/>
    </style:style>
    <style:style style:name="P5" style:family="paragraph" style:parent-style-name="Standard">
      <style:text-properties style:use-window-font-color="true" fo:language="en" fo:country="US" fo:font-style="normal" fo:background-color="transparent" style:font-style-asian="normal" style:font-style-complex="normal"/>
    </style:style>
    <style:style style:name="P6" style:family="paragraph" style:parent-style-name="Standard">
      <style:text-properties officeooo:rsid="0013e08c" officeooo:paragraph-rsid="0013e08c"/>
    </style:style>
    <style:style style:name="P7" style:family="paragraph" style:parent-style-name="Standard">
      <style:text-properties officeooo:rsid="0013e08c" officeooo:paragraph-rsid="00146ce0"/>
    </style:style>
    <style:style style:name="P8" style:family="paragraph" style:parent-style-name="Standard">
      <style:text-properties officeooo:rsid="001ee492" officeooo:paragraph-rsid="001ee492"/>
    </style:style>
    <style:style style:name="P9" style:family="paragraph" style:parent-style-name="cmd_5f_code">
      <style:text-properties fo:background-color="transparent"/>
    </style:style>
    <style:style style:name="P10" style:family="paragraph" style:parent-style-name="cmd_5f_code">
      <style:text-properties style:font-name="Courier New" fo:font-size="10.5pt"/>
    </style:style>
    <style:style style:name="P11" style:family="paragraph" style:parent-style-name="cmd_5f_code">
      <style:text-properties officeooo:rsid="0011979d" officeooo:paragraph-rsid="0011979d"/>
    </style:style>
    <style:style style:name="P12" style:family="paragraph" style:parent-style-name="cmd_5f_code">
      <style:text-properties officeooo:rsid="00127c06" officeooo:paragraph-rsid="00127c06"/>
    </style:style>
    <style:style style:name="P13" style:family="paragraph" style:parent-style-name="cmd_5f_code_5f_single">
      <style:text-properties fo:background-color="transparent"/>
    </style:style>
    <style:style style:name="P14" style:family="paragraph" style:parent-style-name="Heading_20_1" style:master-page-name="First_20_Page">
      <style:paragraph-properties style:page-number="auto"/>
    </style:style>
    <style:style style:name="P15" style:family="paragraph" style:parent-style-name="Standard">
      <style:text-properties officeooo:rsid="001ee492" officeooo:paragraph-rsid="001ee492"/>
    </style:style>
    <style:style style:name="P16" style:family="paragraph" style:parent-style-name="cmd_5f_code">
      <style:text-properties officeooo:rsid="001ee492" officeooo:paragraph-rsid="00211c32"/>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officeooo:rsid="001528b0"/>
    </style:style>
    <style:style style:name="T8" style:family="text">
      <style:text-properties officeooo:rsid="0016d9db"/>
    </style:style>
    <style:style style:name="T9" style:family="text">
      <style:text-properties officeooo:rsid="0018616b"/>
    </style:style>
    <style:style style:name="T10" style:family="text">
      <style:text-properties officeooo:rsid="00194b04"/>
    </style:style>
    <style:style style:name="T11" style:family="text">
      <style:text-properties officeooo:rsid="001af181"/>
    </style:style>
    <style:style style:name="T12" style:family="text">
      <style:text-properties officeooo:rsid="00127c06"/>
    </style:style>
    <style:style style:name="T13" style:family="text">
      <style:text-properties officeooo:rsid="001f3f31"/>
    </style:style>
    <style:style style:name="T14" style:family="text">
      <style:text-properties officeooo:rsid="0026766b"/>
    </style:style>
    <style:style style:name="T15" style:family="text">
      <style:text-properties officeooo:rsid="00211c32"/>
    </style:style>
  </office:automatic-styles>
  <office:body>
    <office:text text:use-soft-page-breaks="true">
      <office:forms form:automatic-focus="false" form:apply-design-mode="false"/>
      <text:tracked-changes>
        <text:changed-region xml:id="ct89053056" text:id="ct89053056">
          <text:insertion>
            <office:change-info>
              <dc:creator>Denis Kotlar</dc:creator>
              <dc:date>2016-10-10T11:57:00</dc:date>
            </office:change-info>
          </text:insertion>
        </text:changed-region>
        <text:changed-region xml:id="ct109657168" text:id="ct109657168">
          <text:insertion>
            <office:change-info>
              <dc:creator>Denis Kotlar</dc:creator>
              <dc:date>2016-10-10T12:02:00</dc:date>
            </office:change-info>
          </text:insertion>
        </text:changed-region>
        <text:changed-region xml:id="ct109657392" text:id="ct109657392">
          <text:insertion>
            <office:change-info>
              <dc:creator>Denis Kotlar</dc:creator>
              <dc:date>2016-10-10T11:57:00</dc:date>
            </office:change-info>
          </text:insertion>
        </text:changed-region>
        <text:changed-region xml:id="ct92882944" text:id="ct92882944">
          <text:insertion>
            <office:change-info>
              <dc:creator>Denis Kotlar</dc:creator>
              <dc:date>2016-10-10T12:03:00</dc:date>
            </office:change-info>
          </text:insertion>
        </text:changed-region>
        <text:changed-region xml:id="ct89923456" text:id="ct89923456">
          <text:insertion>
            <office:change-info>
              <dc:creator>Denis Kotlar</dc:creator>
              <dc:date>2016-11-05T20:47:00</dc:date>
            </office:change-info>
          </text:insertion>
        </text:changed-region>
        <text:changed-region xml:id="ct106149952" text:id="ct106149952">
          <text:insertion>
            <office:change-info>
              <dc:creator>Denis Kotlar</dc:creator>
              <dc:date>2016-11-05T20:47:00</dc:date>
            </office:change-info>
          </text:insertion>
        </text:changed-region>
        <text:changed-region xml:id="ct94990960" text:id="ct94990960">
          <text:insertion>
            <office:change-info>
              <dc:creator>Denis Kotlar</dc:creator>
              <dc:date>2016-10-10T11:58:00</dc:date>
            </office:change-info>
          </text:insertion>
        </text:changed-region>
        <text:changed-region xml:id="ct63156112" text:id="ct63156112">
          <text:insertion>
            <office:change-info>
              <dc:creator>Denis Kotlar</dc:creator>
              <dc:date>2016-10-10T11:58:00</dc:date>
            </office:change-info>
          </text:insertion>
        </text:changed-region>
        <text:changed-region xml:id="ct108302640" text:id="ct108302640">
          <text:insertion>
            <office:change-info>
              <dc:creator>Denis Kotlar</dc:creator>
              <dc:date>2016-10-10T12:20:00</dc:date>
            </office:change-info>
          </text:insertion>
        </text:changed-region>
        <text:changed-region xml:id="ct97100176" text:id="ct97100176">
          <text:insertion>
            <office:change-info>
              <dc:creator>Denis Kotlar</dc:creator>
              <dc:date>2016-10-10T12:21:00</dc:date>
            </office:change-info>
          </text:insertion>
        </text:changed-region>
        <text:changed-region xml:id="ct62498640" text:id="ct62498640">
          <text:insertion>
            <office:change-info>
              <dc:creator>Denis Kotlar</dc:creator>
              <dc:date>2016-10-10T11:58:00</dc:date>
            </office:change-info>
          </text:insertion>
        </text:changed-region>
        <text:changed-region xml:id="ct58650512" text:id="ct58650512">
          <text:insertion>
            <office:change-info>
              <dc:creator>Denis Kotlar</dc:creator>
              <dc:date>2016-10-10T11:58:00</dc:date>
            </office:change-info>
          </text:insertion>
        </text:changed-region>
        <text:changed-region xml:id="ct88579808" text:id="ct88579808">
          <text:insertion>
            <office:change-info>
              <dc:creator>Denis Kotlar</dc:creator>
              <dc:date>2016-10-10T11:58:00</dc:date>
            </office:change-info>
          </text:insertion>
        </text:changed-region>
        <text:changed-region xml:id="ct63367392" text:id="ct63367392">
          <text:insertion>
            <office:change-info>
              <dc:creator>Denis Kotlar</dc:creator>
              <dc:date>2016-10-10T11:58:00</dc:date>
            </office:change-info>
          </text:insertion>
        </text:changed-region>
        <text:changed-region xml:id="ct109896960" text:id="ct109896960">
          <text:insertion>
            <office:change-info>
              <dc:creator>Denis Kotlar</dc:creator>
              <dc:date>2016-10-10T11:58:00</dc:date>
            </office:change-info>
          </text:insertion>
        </text:changed-region>
        <text:changed-region xml:id="ct50484784" text:id="ct50484784">
          <text:insertion>
            <office:change-info>
              <dc:creator>Denis Kotlar</dc:creator>
              <dc:date>2016-10-10T11:58:00</dc:date>
            </office:change-info>
          </text:insertion>
        </text:changed-region>
        <text:changed-region xml:id="ct100028112" text:id="ct100028112">
          <text:insertion>
            <office:change-info>
              <dc:creator>Denis Kotlar</dc:creator>
              <dc:date>2016-10-10T11:58:00</dc:date>
            </office:change-info>
          </text:insertion>
        </text:changed-region>
        <text:changed-region xml:id="ct67561552" text:id="ct67561552">
          <text:insertion>
            <office:change-info>
              <dc:creator>Denis Kotlar</dc:creator>
              <dc:date>2016-10-10T11:58:00</dc:date>
            </office:change-info>
          </text:insertion>
        </text:changed-region>
        <text:changed-region xml:id="ct95512768" text:id="ct95512768">
          <text:insertion>
            <office:change-info>
              <dc:creator>Denis Kotlar</dc:creator>
              <dc:date>2016-10-10T11:58:00</dc:date>
            </office:change-info>
          </text:insertion>
        </text:changed-region>
        <text:changed-region xml:id="ct108602336" text:id="ct108602336">
          <text:insertion>
            <office:change-info>
              <dc:creator>Denis Kotlar</dc:creator>
              <dc:date>2016-10-10T11:58:00</dc:date>
            </office:change-info>
          </text:insertion>
        </text:changed-region>
        <text:changed-region xml:id="ct95349232" text:id="ct95349232">
          <text:insertion>
            <office:change-info>
              <dc:creator>Denis Kotlar</dc:creator>
              <dc:date>2016-10-10T11:58:00</dc:date>
            </office:change-info>
          </text:insertion>
        </text:changed-region>
        <text:changed-region xml:id="ct98138656" text:id="ct98138656">
          <text:insertion>
            <office:change-info>
              <dc:creator>Denis Kotlar</dc:creator>
              <dc:date>2016-10-10T11:58:00</dc:date>
            </office:change-info>
          </text:insertion>
        </text:changed-region>
        <text:changed-region xml:id="ct105445296" text:id="ct105445296">
          <text:insertion>
            <office:change-info>
              <dc:creator>Denis Kotlar</dc:creator>
              <dc:date>2016-10-15T09:15:00</dc:date>
            </office:change-info>
          </text:insertion>
        </text:changed-region>
        <text:changed-region xml:id="ct66959760" text:id="ct66959760">
          <text:insertion>
            <office:change-info>
              <dc:creator>Denis Kotlar</dc:creator>
              <dc:date>2016-10-15T14:05:00</dc:date>
            </office:change-info>
          </text:insertion>
        </text:changed-region>
        <text:changed-region xml:id="ct62973712" text:id="ct62973712">
          <text:insertion>
            <office:change-info>
              <dc:creator>Denis Kotlar</dc:creator>
              <dc:date>2016-11-07T17:36:00</dc:date>
            </office:change-info>
          </text:insertion>
        </text:changed-region>
        <text:changed-region xml:id="ct106996688" text:id="ct106996688">
          <text:insertion>
            <office:change-info>
              <dc:creator>Denis Kotlar</dc:creator>
              <dc:date>2016-11-05T20:27:00</dc:date>
            </office:change-info>
          </text:insertion>
        </text:changed-region>
        <text:changed-region xml:id="ct102325776" text:id="ct102325776">
          <text:insertion>
            <office:change-info>
              <dc:creator>Denis Kotlar</dc:creator>
              <dc:date>2016-11-05T20:28:00</dc:date>
            </office:change-info>
          </text:insertion>
        </text:changed-region>
        <text:changed-region xml:id="ct95178144" text:id="ct95178144">
          <text:insertion>
            <office:change-info>
              <dc:creator>Denis Kotlar</dc:creator>
              <dc:date>2016-11-05T20:29:00</dc:date>
            </office:change-info>
          </text:insertion>
        </text:changed-region>
        <text:changed-region xml:id="ct63422960" text:id="ct63422960">
          <text:insertion>
            <office:change-info>
              <dc:creator>Denis Kotlar</dc:creator>
              <dc:date>2016-11-05T20:30:00</dc:date>
            </office:change-info>
          </text:insertion>
        </text:changed-region>
        <text:changed-region xml:id="ct103547792" text:id="ct103547792">
          <text:insertion>
            <office:change-info>
              <dc:creator>Denis Kotlar</dc:creator>
              <dc:date>2016-11-07T17:36:00</dc:date>
            </office:change-info>
          </text:insertion>
        </text:changed-region>
        <text:changed-region xml:id="ct30556880" text:id="ct30556880">
          <text:insertion>
            <office:change-info>
              <dc:creator>Denis Kotlar</dc:creator>
              <dc:date>2016-11-07T17:36:00</dc:date>
            </office:change-info>
          </text:insertion>
        </text:changed-region>
        <text:changed-region xml:id="ct60172256" text:id="ct60172256">
          <text:insertion>
            <office:change-info>
              <dc:creator>Denis Kotlar</dc:creator>
              <dc:date>2016-10-15T09:06:00</dc:date>
            </office:change-info>
          </text:insertion>
        </text:changed-region>
        <text:changed-region xml:id="ct98798048" text:id="ct98798048">
          <text:insertion>
            <office:change-info>
              <dc:creator>Denis Kotlar</dc:creator>
              <dc:date>2016-10-15T14:06:00</dc:date>
            </office:change-info>
          </text:insertion>
        </text:changed-region>
        <text:changed-region xml:id="ct66961376" text:id="ct66961376">
          <text:insertion>
            <office:change-info>
              <dc:creator>Denis Kotlar</dc:creator>
              <dc:date>2016-10-15T14:08:00</dc:date>
            </office:change-info>
          </text:insertion>
        </text:changed-region>
        <text:changed-region xml:id="ct108904864" text:id="ct108904864">
          <text:insertion>
            <office:change-info>
              <dc:creator>Denis Kotlar</dc:creator>
              <dc:date>2016-10-15T14:09:00</dc:date>
            </office:change-info>
          </text:insertion>
        </text:changed-region>
        <text:changed-region xml:id="ct102802112" text:id="ct102802112">
          <text:insertion>
            <office:change-info>
              <dc:creator>Denis Kotlar</dc:creator>
              <dc:date>2016-10-10T1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142106552154073126" text:style-name="Outline">
        <text:list-item>
          <text:h text:style-name="P14" text:outline-level="1"><text:bookmark-start text:name="__RefHeading__5776_1776152697"/>Error messages<text:bookmark-end text:name="__RefHeading__5776_1776152697"/></text:h>
        </text:list-item>
      </text:list>
      <text:p text:style-name="P4">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173720791153580"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9">−100,"Command error<text:span text:style-name="T3">"</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3" office:value-type="string">
            <text:p text:style-name="P9">-131,"Invalid suffix<text:span text:style-name="T3">"</text:span></text:p>
          </table:table-cell>
          <table:table-cell table:style-name="Table1.A3" office:value-type="string">
            <text:p text:style-name="P2">A suffix was incorrectly specified for a numeric parameter. You may have misspelled the suffix.</text:p>
            <text:p text:style-name="P2">Example (use A instead of V): </text:p>
            <text:p text:style-name="P13">VOLT 3A</text:p>
          </table:table-cell>
        </table:table-row>
        <table:table-row>
          <table:table-cell table:style-name="Table1.A2" office:value-type="string">
            <text:p text:style-name="P9">-138,"Suffix not allowed<text:span text:style-name="T3">"</text:span></text:p>
          </table:table-cell>
          <table:table-cell table:style-name="Table1.A2" office:value-type="string">
            <text:p text:style-name="P2">A suffix was received following a numeric parameter which does not accept a suffix.</text:p>
            <text:p text:style-name="P2">Example (SEC is not a valid suffix):</text:p>
            <text:p text:style-name="P13">STAT:QUES:ENAB 10 SEC</text:p>
          </table:table-cell>
        </table:table-row>
        <table:table-row>
          <table:table-cell table:style-name="Table1.A3" office:value-type="string">
            <text:p text:style-name="P9">-151,"Invalid string data<text:span text:style-name="T3">"</text:span></text:p>
          </table:table-cell>
          <table:table-cell table:style-name="Table1.A3" office:value-type="string">
            <text:p text:style-name="P2">An invalid character string was received. Check to see if you have enclosed the character string in single or double quotes.</text:p>
            <text:p text:style-name="P2">Example: </text:p>
            <text:p text:style-name="P13">DISP:TEXT ’ON</text:p>
          </table:table-cell>
        </table:table-row>
      </table:table>
      <text:list xml:id="list173721685709779"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One of the following events has occurred:</text:p>
      <text:list xml:id="list6651934228726770989"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4">Settings conflict</text:span><text:span text:style-name="T3">"</text:span></text:p>
          </table:table-cell>
          <table:table-cell table:style-name="Table2.B5" office:value-type="string">
            <text:p text:style-name="P1">Indicates that a legal program data element was parsed but could not be executed due to the current device state. 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3">"</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3">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H1 fault detected<text:span text:style-name="T3">"</text:span></text:p>
          </table:table-cell>
          <table:table-cell table:style-name="Table2.A7" office:value-type="string">
            <text:p text:style-name="Standard">POWERGOOD signal failure is detected on <text:s/>channel 1. If such condition is happened the PSU will be immediately put into the stand-by mode.</text:p>
          </table:table-cell>
        </table:table-row>
        <table:table-row table:style-name="Table2.1">
          <table:table-cell table:style-name="Table2.A4" office:value-type="string">
            <text:p text:style-name="cmd_5f_code">-243,"CH2 fault detected<text:span text:style-name="T3">"</text:span></text:p>
          </table:table-cell>
          <table:table-cell table:style-name="Table2.A4" office:value-type="string">
            <text:p text:style-name="Standard">POWERGOOD signal failure is detected on channel 2. If such condition is happened the PSU will be immediately put into the stand-by mode.</text:p>
          </table:table-cell>
        </table:table-row>
      </table:table>
      <text:p text:style-name="Standard"/>
      <text:list xml:id="list173720549021383" text:continue-list="list173721685709779"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8" office:value-type="string">
            <text:p text:style-name="P10"><text:change-start text:change-id="ct89053056"/>-211,"Trigger ignored"<text:change-end text:change-id="ct89053056"/></text:p>
          </table:table-cell>
          <table:table-cell table:style-name="Table43.B28" office:value-type="string">
            <text:p text:style-name="P3"><text:change-start text:change-id="ct109657168"/>A *TRG was received but the trigger was ignored. The trigger source should be selected to the BUS and the trigger subsystem should be initiated by the INITiate[:IMMidate] command.<text:change-end text:change-id="ct109657168"/></text:p>
          </table:table-cell>
        </table:table-row>
        <table:table-row>
          <table:table-cell table:style-name="Table43.A21" office:value-type="string">
            <text:p text:style-name="P10"><text:change-start text:change-id="ct109657392"/>-213,"Init ignored"<text:change-end text:change-id="ct109657392"/></text:p>
          </table:table-cell>
          <table:table-cell table:style-name="Table43.B21" office:value-type="string">
            <text:p text:style-name="P3"><text:change-start text:change-id="ct92882944"/>An INITiate command was received but could not be executed because a measurement was already in progress.<text:change-end text:change-id="ct92882944"/></text:p>
          </table:table-cell>
        </table:table-row>
        <table:table-row>
          <table:table-cell table:style-name="Table43.A28" office:value-type="string">
            <text:p text:style-name="P10">-310,"System error"</text:p>
          </table:table-cell>
          <table:table-cell table:style-name="Table43.B28" office:value-type="string">
            <text:p text:style-name="P5">Internal firmware error.</text:p>
          </table:table-cell>
        </table:table-row>
        <table:table-row>
          <table:table-cell table:style-name="Table43.A21" office:value-type="string">
            <text:p text:style-name="cmd_5f_code">-330,"Self-test failed<text:span text:style-name="T3">"</text:span></text:p>
          </table:table-cell>
          <table:table-cell table:style-name="Table43.B21"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28" office:value-type="string">
            <text:p text:style-name="cmd_5f_code">-350,"Queue overflow<text:span text:style-name="T3">"</text:span></text:p>
          </table:table-cell>
          <table:table-cell table:style-name="Table43.B28"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21" office:value-type="string">
            <text:p text:style-name="cmd_5f_code">-363,"Input buffer overrun<text:span text:style-name="T3">"</text:span></text:p>
          </table:table-cell>
          <table:table-cell table:style-name="Table43.B21" office:value-type="string">
            <text:p text:style-name="P1">Input buffer overrun. Serial or Ethernet port input buffer overflows with data.</text:p>
          </table:table-cell>
        </table:table-row>
        <table:table-row>
          <table:table-cell table:style-name="Table43.A28" office:value-type="string">
            <text:p text:style-name="cmd_5f_code">100,"<text:span text:style-name="T3">Channel not found"</text:span></text:p>
          </table:table-cell>
          <table:table-cell table:style-name="Table43.B28" office:value-type="string">
            <text:p text:style-name="P1">Non existing channel number is specified.</text:p>
            <text:p text:style-name="P1">Example:</text:p>
            <text:p text:style-name="cmd_5f_code_5f_single">SOUR3:VOLT?</text:p>
          </table:table-cell>
        </table:table-row>
        <table:table-row>
          <table:table-cell table:style-name="Table43.A21" office:value-type="string">
            <text:p text:style-name="cmd_5f_code">101,"Calibration mode is off<text:span text:style-name="T3">"</text:span></text:p>
          </table:table-cell>
          <table:table-cell table:style-name="Table43.B21" office:value-type="string">
            <text:p text:style-name="Standard">Calibration is not enabled. The PSU will not accept calibration commands.</text:p>
          </table:table-cell>
        </table:table-row>
        <table:table-row>
          <table:table-cell table:style-name="Table43.A28" office:value-type="string">
            <text:p text:style-name="cmd_5f_code">102,"Invalid cal password<text:span text:style-name="T3">"</text:span></text:p>
          </table:table-cell>
          <table:table-cell table:style-name="Table43.B28" office:value-type="string">
            <text:p text:style-name="Standard">The calibration password is incorrect.</text:p>
          </table:table-cell>
        </table:table-row>
        <table:table-row>
          <table:table-cell table:style-name="Table43.A21" office:value-type="string">
            <text:p text:style-name="cmd_5f_code">104,"Bad sequence of cal <text:soft-page-break/>commands<text:span text:style-name="T3">"</text:span></text:p>
          </table:table-cell>
          <table:table-cell table:style-name="Table43.B21" office:value-type="string">
            <text:p text:style-name="Standard">Calibration commands have not been entered in the proper se<text:soft-page-break/>quence.</text:p>
          </table:table-cell>
        </table:table-row>
        <table:table-row>
          <table:table-cell table:style-name="Table43.A28" office:value-type="string">
            <text:p text:style-name="cmd_5f_code">105,"Cal password too long<text:span text:style-name="T3">"</text:span></text:p>
          </table:table-cell>
          <table:table-cell table:style-name="Table43.B28" office:value-type="string">
            <text:p text:style-name="Standard">A calibration password was received which contained more than 16 characters.</text:p>
          </table:table-cell>
        </table:table-row>
        <table:table-row>
          <table:table-cell table:style-name="Table43.A21" office:value-type="string">
            <text:p text:style-name="cmd_5f_code">106,"Cal password too short<text:span text:style-name="T3">"</text:span></text:p>
          </table:table-cell>
          <table:table-cell table:style-name="Table43.B21" office:value-type="string">
            <text:p text:style-name="Standard">A calibration password was received which contained less than 4 characters.</text:p>
          </table:table-cell>
        </table:table-row>
        <table:table-row>
          <table:table-cell table:style-name="Table43.A28" office:value-type="string">
            <text:p text:style-name="cmd_5f_code">107,"Cal value out of range<text:span text:style-name="T3">"</text:span></text:p>
          </table:table-cell>
          <table:table-cell table:style-name="Table43.B28" office:value-type="string">
            <text:p text:style-name="Standard">The specified calibration value (CALibration:CURRent:DATA or CALibration:VOLTage:DATA) is not valid for the present measurement function and range.</text:p>
          </table:table-cell>
        </table:table-row>
        <table:table-row>
          <table:table-cell table:style-name="Table43.A21" office:value-type="string">
            <text:p text:style-name="cmd_5f_code">108,"Cal output disabled<text:span text:style-name="T3">"</text:span></text:p>
          </table:table-cell>
          <table:table-cell table:style-name="Table43.B21" office:value-type="string">
            <text:p text:style-name="Standard">Calibration is aborted by sending the OUTP<text:change-start text:change-id="ct89923456"/><text:span text:style-name="T13">ut</text:span><text:change-end text:change-id="ct89923456"/> OFF command during an output calibration.</text:p>
          </table:table-cell>
        </table:table-row>
        <table:table-row>
          <table:table-cell table:style-name="Table43.A28" office:value-type="string">
            <text:p text:style-name="cmd_5f_code">109,"Invalid cal data<text:span text:style-name="T3">"</text:span></text:p>
          </table:table-cell>
          <table:table-cell table:style-name="Table43.B28"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21" office:value-type="string">
            <text:p text:style-name="cmd_5f_code">110,"Cal params missing or corrupted<text:span text:style-name="T3">"</text:span></text:p>
          </table:table-cell>
          <table:table-cell table:style-name="Table43.B21" office:value-type="string">
            <text:p text:style-name="Standard">Calibration parameters activation initiated by CALibration:STATe ON, <text:span text:style-name="T1">"</text:span>&lt;password&gt;<text:span text:style-name="T1">"</text:span> failed because calibration has never been conducted or existing parameters are corrupted. </text:p>
          </table:table-cell>
        </table:table-row>
        <table:table-row>
          <table:table-cell table:style-name="Table43.A28" office:value-type="string">
            <text:p text:style-name="cmd_5f_code">111,"No new cal data exists<text:span text:style-name="T3">"</text:span></text:p>
          </table:table-cell>
          <table:table-cell table:style-name="Table43.B28" office:value-type="string">
            <text:p text:style-name="Standard">Attempt to save calibration data with the CAL<text:change-start text:change-id="ct106149952"/><text:span text:style-name="T13">ibration</text:span><text:change-end text:change-id="ct106149952"/>:SAVE command while no new calibration data are entered.</text:p>
          </table:table-cell>
        </table:table-row>
        <table:table-row>
          <table:table-cell table:style-name="Table43.A21" office:value-type="string">
            <text:p text:style-name="cmd_5f_code">150,"Power limit exceeded<text:span text:style-name="T3">"</text:span></text:p>
          </table:table-cell>
          <table:table-cell table:style-name="Table43.B21" office:value-type="string">
            <text:p text:style-name="P1">Product of voltage and current exceeds channel power limitation. For example if channel power limit is 160 W and the following sequence is executed:</text:p>
            <text:p text:style-name="cmd_5f_code_20_Start">VOLT 38</text:p>
            <text:p text:style-name="cmd_5f_code">CURR 4.4</text:p>
          </table:table-cell>
        </table:table-row>
        <table:table-row>
          <table:table-cell table:style-name="Table43.A28" office:value-type="string">
            <text:p text:style-name="cmd_5f_code">201,"Cannot execute before clearing protection<text:span text:style-name="T3">"</text:span></text:p>
          </table:table-cell>
          <table:table-cell table:style-name="Table43.B28" office:value-type="string">
            <text:p text:style-name="Standard">Command such as OUTP ON cannot be executed on the channel where one or more protections are tripped.</text:p>
          </table:table-cell>
        </table:table-row>
        <table:table-row>
          <table:table-cell table:style-name="Table43.A21" office:value-type="string">
            <text:p text:style-name="cmd_5f_code">270,"CH1 ADC timeout detected"</text:p>
          </table:table-cell>
          <table:table-cell table:style-name="Table43.B21" office:value-type="string">
            <text:p text:style-name="Standard">Channel is switched off after 3 consecutive ADC timeouts are detected.</text:p>
          </table:table-cell>
        </table:table-row>
        <table:table-row>
          <table:table-cell table:style-name="Table43.A28" office:value-type="string">
            <text:p text:style-name="cmd_5f_code"><text:change-start text:change-id="ct94990960"/>304,"Incompatible transient modes"<text:change-end text:change-id="ct94990960"/></text:p>
          </table:table-cell>
          <table:table-cell table:style-name="Table43.B28" office:value-type="string">
            <text:p text:style-name="Standard"><text:change-start text:change-id="ct63156112"/>VOLTage and CURRent cannot be in STEP and LIST mode at the same time<text:change-end text:change-id="ct63156112"/><text:change-start text:change-id="ct108302640"/> (see [SOURce[&lt;n&gt;]]:CURRent:MODE and <text:change-end text:change-id="ct108302640"/><text:change-start text:change-id="ct97100176"/>[SOURce[&lt;n&gt;]]:VOLTage:MODE)<text:change-end text:change-id="ct97100176"/></text:p>
          </table:table-cell>
        </table:table-row>
        <table:table-row>
          <table:table-cell table:style-name="Table43.A23" office:value-type="string">
            <text:p text:style-name="cmd_5f_code"><text:change-start text:change-id="ct62498640"/>306,"Too many list points"<text:change-end text:change-id="ct62498640"/></text:p>
          </table:table-cell>
          <table:table-cell table:style-name="Table43.B23" office:value-type="string">
            <text:p text:style-name="Standard"><text:change-start text:change-id="ct58650512"/>Too many list points have been specified.<text:change-end text:change-id="ct58650512"/></text:p>
          </table:table-cell>
        </table:table-row>
        <table:table-row>
          <table:table-cell table:style-name="Table43.A28" office:value-type="string">
            <text:p text:style-name="cmd_5f_code"><text:change-start text:change-id="ct88579808"/>307,"List lengths are not equivalent"<text:change-end text:change-id="ct88579808"/></text:p>
          </table:table-cell>
          <table:table-cell table:style-name="Table43.B28" office:value-type="string">
            <text:p text:style-name="Standard"><text:change-start text:change-id="ct63367392"/>One or more lists are not the same length.<text:change-end text:change-id="ct63367392"/></text:p>
          </table:table-cell>
        </table:table-row>
        <table:table-row>
          <table:table-cell table:style-name="Table43.A25" office:value-type="string">
            <text:p text:style-name="cmd_5f_code"><text:change-start text:change-id="ct109896960"/>308,"Cannot be changed while transient trigger is initiated"<text:change-end text:change-id="ct109896960"/></text:p>
          </table:table-cell>
          <table:table-cell table:style-name="Table43.B25" office:value-type="string">
            <text:p text:style-name="Standard"><text:change-start text:change-id="ct50484784"/>Setting cannot be changed while the instrument is waiting for or executing a trigger sequence.<text:change-end text:change-id="ct50484784"/></text:p>
          </table:table-cell>
        </table:table-row>
        <table:table-row>
          <table:table-cell table:style-name="Table43.A28" office:value-type="string">
            <text:p text:style-name="cmd_5f_code"><text:change-start text:change-id="ct100028112"/>309,"Cannot initiate while in fixed mode"<text:change-end text:change-id="ct100028112"/></text:p>
          </table:table-cell>
          <table:table-cell table:style-name="Table43.B28" office:value-type="string">
            <text:p text:style-name="Standard"><text:change-start text:change-id="ct67561552"/>Cannot initiate transient generator. Either the VOLTage or CURRent function is set to FIXed mode.<text:change-end text:change-id="ct67561552"/></text:p>
          </table:table-cell>
        </table:table-row>
        <table:table-row>
          <table:table-cell table:style-name="Table43.A27" office:value-type="string">
            <text:p text:style-name="cmd_5f_code"><text:change-start text:change-id="ct95512768"/>312,"Cannot execute when the channel<text:span text:style-name="T11">s are</text:span> <text:span text:style-name="T10">coupled</text:span>"<text:change-end text:change-id="ct95512768"/></text:p>
          </table:table-cell>
          <table:table-cell table:style-name="Table43.B27" office:value-type="string">
            <text:p text:style-name="Standard"><text:change-start text:change-id="ct108602336"/>Cannot execute command when the channel <text:span text:style-name="T11">outputs</text:span> <text:span text:style-name="T11">are</text:span> <text:span text:style-name="T10">coupled</text:span>.<text:change-end text:change-id="ct108602336"/></text:p>
          </table:table-cell>
        </table:table-row>
        <table:table-row>
          <table:table-cell table:style-name="Table43.A28" office:value-type="string">
            <text:p text:style-name="cmd_5f_code"><text:change-start text:change-id="ct95349232"/>320,"Firmware update error"<text:change-end text:change-id="ct95349232"/></text:p>
          </table:table-cell>
          <table:table-cell table:style-name="Table43.B28" office:value-type="string">
            <text:p text:style-name="Standard"><text:change-start text:change-id="ct98138656"/>An attempt to upload firmware via LAN is failed due to communication error, checksum error, etc.<text:change-end text:change-id="ct98138656"/></text:p>
          </table:table-cell>
        </table:table-row>
        <table:table-row>
          <table:table-cell table:style-name="Table43.A29" office:value-type="string">
            <text:p text:style-name="P12"><text:change-start text:change-id="ct105445296"/>400,"Cannot load empty profile"<text:change-end text:change-id="ct105445296"/></text:p>
          </table:table-cell>
          <table:table-cell table:style-name="Table43.B29" office:value-type="string">
            <text:p text:style-name="P6"><text:change-start text:change-id="ct66959760"/>An attempt to recall empty or erased user profile with *RCL command.<text:change-end text:change-id="ct66959760"/></text:p>
          </table:table-cell>
        </table:table-row>
        <table:table-row>
          <table:table-cell table:style-name="Table43.A30" office:value-type="string">
            <text:p text:style-name="P16"><text:change-start text:change-id="ct62973712"/>500,<text:span text:style-name="T12">"</text:span>Down-programmer <text:span text:style-name="T14">on CH1 </text:span>switched off<text:span text:style-name="T12">"</text:span><text:change-end text:change-id="ct62973712"/></text:p>
          </table:table-cell>
          <table:table-cell table:style-name="Table43.B30" office:value-type="string">
            <text:p text:style-name="P8"><text:change-start text:change-id="ct106996688"/>Down programmer is switched off <text:change-end text:change-id="ct106996688"/><text:change-start text:change-id="ct102325776"/>because negative output power (<text:span text:style-name="backtick">DP_NEG_LEV</text:span>) is measured <text:span text:style-name="T15">on CH1 that</text:span> last<text:span text:style-name="T15">s</text:span> more then <text:change-end text:change-id="ct102325776"/><text:change-start text:change-id="ct95178144"/><text:span text:style-name="backtick">DP_NEG_DELAY</text:span> <text:change-end text:change-id="ct95178144"/><text:change-start text:change-id="ct63422960"/>seconds.<text:change-end text:change-id="ct63422960"/></text:p>
          </table:table-cell>
        </table:table-row>
        <table:table-row>
          <table:table-cell table:style-name="Table43.A31" office:value-type="string">
            <text:p text:style-name="P16"><text:change-start text:change-id="ct103547792"/>50<text:span text:style-name="T15">1</text:span>,<text:span text:style-name="T12">"</text:span>Down-programmer <text:span text:style-name="T14">on CH2 </text:span><text:soft-page-break/>switched off<text:span text:style-name="T12">"</text:span><text:change-end text:change-id="ct103547792"/></text:p>
          </table:table-cell>
          <table:table-cell table:style-name="Table43.B31" office:value-type="string">
            <text:p text:style-name="P8"><text:change-start text:change-id="ct30556880"/>Down programmer is switched off because negative output <text:soft-page-break/>power (<text:span text:style-name="backtick">DP_NEG_LEV</text:span>) is measured <text:span text:style-name="T15">on CH2 that</text:span> last<text:span text:style-name="T15">s</text:span> more then <text:span text:style-name="backtick">DP_NEG_DELAY</text:span> seconds.<text:change-end text:change-id="ct30556880"/></text:p>
          </table:table-cell>
        </table:table-row>
        <table:table-row>
          <table:table-cell table:style-name="Table43.A32" office:value-type="string">
            <text:p text:style-name="P11"><text:change-start text:change-id="ct60172256"/>615,"External EEPROM save failed"<text:change-end text:change-id="ct60172256"/></text:p>
          </table:table-cell>
          <table:table-cell table:style-name="Table43.B32" office:value-type="string">
            <text:p text:style-name="P7"><text:change-start text:change-id="ct98798048"/>If <text:span text:style-name="T9">non-volatile memory (an </text:span>external EEPROM<text:span text:style-name="T9">)</text:span> is not installed, <text:span text:style-name="T8">damaged or not responsive</text:span> and <text:change-end text:change-id="ct98798048"/><text:change-start text:change-id="ct66961376"/><text:span text:style-name="backtick">OPTION_EXT_EEPROM</text:span> is set to <text:span text:style-name="T7">1</text:span> (<text:span text:style-name="backtick">conf.h</text:span>) <text:span text:style-name="T9">this error will occured</text:span><text:change-end text:change-id="ct66961376"/><text:change-start text:change-id="ct108904864"/>.<text:change-end text:change-id="ct108904864"/></text:p>
          </table:table-cell>
        </table:table-row>
      </table:table>
      <text:list xml:id="list173721983190644"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Channel 1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Channel 2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4">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4">Measured fan speed during self-test procedure is not within expected range.</text:p>
          </table:table-cell>
        </table:table-row>
      </table:table>
      <text:p text:style-name="Standard"/>
      <text:p text:style-name="Standard">For example<text:change-start text:change-id="ct102802112"/>,<text:change-end text:change-id="ct102802112"/>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7. Error messages</dc:title>
    <meta:document-statistic meta:table-count="4" meta:image-count="0" meta:object-count="0" meta:page-count="6" meta:paragraph-count="189" meta:word-count="2072" meta:character-count="13091" meta:non-whitespace-character-count="11192"/>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